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789a" officeooo:paragraph-rsid="0019789a"/>
    </style:style>
    <style:style style:name="P2" style:family="paragraph" style:parent-style-name="Standard">
      <style:text-properties officeooo:rsid="001d2445" officeooo:paragraph-rsid="001d2445"/>
    </style:style>
    <style:style style:name="P3" style:family="paragraph" style:parent-style-name="Standard">
      <style:text-properties officeooo:rsid="001d2445" officeooo:paragraph-rsid="004f10a0"/>
    </style:style>
    <style:style style:name="P4" style:family="paragraph" style:parent-style-name="Standard">
      <style:text-properties officeooo:rsid="002f0bc0" officeooo:paragraph-rsid="002f0bc0"/>
    </style:style>
    <style:style style:name="P5" style:family="paragraph" style:parent-style-name="Standard">
      <style:text-properties officeooo:rsid="002f0bc0" officeooo:paragraph-rsid="003e1661"/>
    </style:style>
    <style:style style:name="P6" style:family="paragraph" style:parent-style-name="Standard">
      <style:text-properties officeooo:rsid="002f0bc0" officeooo:paragraph-rsid="005dbf32"/>
    </style:style>
    <style:style style:name="P7" style:family="paragraph" style:parent-style-name="Standard">
      <style:text-properties officeooo:rsid="002f0bc0" officeooo:paragraph-rsid="006333e6"/>
    </style:style>
    <style:style style:name="P8" style:family="paragraph" style:parent-style-name="Standard">
      <style:text-properties officeooo:rsid="002f0bc0" officeooo:paragraph-rsid="0097f6e8"/>
    </style:style>
    <style:style style:name="P9" style:family="paragraph" style:parent-style-name="Standard">
      <style:text-properties officeooo:rsid="0040f1aa" officeooo:paragraph-rsid="0040f1aa"/>
    </style:style>
    <style:style style:name="P10" style:family="paragraph" style:parent-style-name="Standard">
      <style:text-properties officeooo:rsid="0040f1aa" officeooo:paragraph-rsid="00960aac"/>
    </style:style>
    <style:style style:name="P11" style:family="paragraph" style:parent-style-name="Standard">
      <style:text-properties officeooo:rsid="003818b6" officeooo:paragraph-rsid="003e1661"/>
    </style:style>
    <style:style style:name="P12" style:family="paragraph" style:parent-style-name="Standard">
      <style:text-properties officeooo:rsid="00495b46" officeooo:paragraph-rsid="00495b46"/>
    </style:style>
    <style:style style:name="P13" style:family="paragraph" style:parent-style-name="Standard">
      <style:text-properties officeooo:rsid="00515089" officeooo:paragraph-rsid="00515089"/>
    </style:style>
    <style:style style:name="P14" style:family="paragraph" style:parent-style-name="Standard">
      <style:text-properties officeooo:rsid="006cdfaf" officeooo:paragraph-rsid="0040f1aa"/>
    </style:style>
    <style:style style:name="P15" style:family="paragraph" style:parent-style-name="Standard">
      <style:text-properties fo:font-weight="bold" officeooo:rsid="007a824f" officeooo:paragraph-rsid="007a824f" style:font-weight-asian="bold" style:font-weight-complex="bold"/>
    </style:style>
    <style:style style:name="P16" style:family="paragraph" style:parent-style-name="Standard">
      <style:text-properties fo:font-weight="bold" officeooo:rsid="006833e8" officeooo:paragraph-rsid="00678f5c" style:font-weight-asian="bold" style:font-weight-complex="bold"/>
    </style:style>
    <style:style style:name="P17" style:family="paragraph" style:parent-style-name="Standard">
      <style:text-properties fo:font-weight="bold" officeooo:rsid="00abbd84" officeooo:paragraph-rsid="00abbd84" style:font-weight-asian="bold" style:font-weight-complex="bold"/>
    </style:style>
    <style:style style:name="P18" style:family="paragraph" style:parent-style-name="Standard">
      <style:text-properties fo:font-weight="bold" officeooo:rsid="00b7b71a" officeooo:paragraph-rsid="00b6f02f" style:font-weight-asian="bold" style:font-weight-complex="bold"/>
    </style:style>
    <style:style style:name="P19" style:family="paragraph" style:parent-style-name="Standard">
      <style:text-properties officeooo:rsid="0047475c" officeooo:paragraph-rsid="0047475c"/>
    </style:style>
    <style:style style:name="P20" style:family="paragraph" style:parent-style-name="Standard">
      <style:text-properties officeooo:rsid="0060681f" officeooo:paragraph-rsid="00995694"/>
    </style:style>
    <style:style style:name="P21" style:family="paragraph" style:parent-style-name="Standard">
      <style:text-properties officeooo:rsid="00a8bcf3" officeooo:paragraph-rsid="00a8bcf3"/>
    </style:style>
    <style:style style:name="P22" style:family="paragraph" style:parent-style-name="Standard">
      <style:text-properties officeooo:rsid="0096d695" officeooo:paragraph-rsid="005dbf32"/>
    </style:style>
    <style:style style:name="P23" style:family="paragraph" style:parent-style-name="Standard">
      <style:text-properties fo:font-weight="normal" officeooo:rsid="00ba0fd7" officeooo:paragraph-rsid="00ba0fd7" style:font-weight-asian="normal" style:font-weight-complex="normal"/>
    </style:style>
    <style:style style:name="P24" style:family="paragraph" style:parent-style-name="Standard">
      <style:text-properties fo:font-weight="normal" officeooo:rsid="00ba0fd7" officeooo:paragraph-rsid="00c6e1fc" style:font-weight-asian="normal" style:font-weight-complex="normal"/>
    </style:style>
    <style:style style:name="P25" style:family="paragraph" style:parent-style-name="Standard">
      <style:text-properties fo:font-weight="normal" officeooo:rsid="00bb498c" officeooo:paragraph-rsid="00bb498c" style:font-weight-asian="normal" style:font-weight-complex="normal"/>
    </style:style>
    <style:style style:name="P26" style:family="paragraph" style:parent-style-name="Standard">
      <style:text-properties fo:font-weight="normal" officeooo:rsid="00bb498c" officeooo:paragraph-rsid="00d9d1e9" style:font-weight-asian="normal" style:font-weight-complex="normal"/>
    </style:style>
    <style:style style:name="P27" style:family="paragraph" style:parent-style-name="Standard">
      <style:text-properties fo:font-weight="normal" officeooo:rsid="00be9efa" officeooo:paragraph-rsid="00be9efa" style:font-weight-asian="normal" style:font-weight-complex="normal"/>
    </style:style>
    <style:style style:name="P28" style:family="paragraph" style:parent-style-name="Standard">
      <style:text-properties fo:font-weight="normal" officeooo:rsid="00c67c23" officeooo:paragraph-rsid="00c6e1fc" style:font-weight-asian="normal" style:font-weight-complex="normal"/>
    </style:style>
    <style:style style:name="P29" style:family="paragraph" style:parent-style-name="Standard">
      <style:text-properties fo:font-weight="normal" officeooo:rsid="00c987f8" officeooo:paragraph-rsid="00c987f8" style:font-weight-asian="normal" style:font-weight-complex="normal"/>
    </style:style>
    <style:style style:name="P30" style:family="paragraph" style:parent-style-name="Standard">
      <style:text-properties fo:font-weight="normal" officeooo:rsid="00d237d4" officeooo:paragraph-rsid="00d237d4" style:font-weight-asian="normal" style:font-weight-complex="normal"/>
    </style:style>
    <style:style style:name="P31" style:family="paragraph" style:parent-style-name="Standard">
      <style:text-properties fo:font-size="16pt" officeooo:rsid="00499e2a" officeooo:paragraph-rsid="00499e2a"/>
    </style:style>
    <style:style style:name="P32" style:family="paragraph" style:parent-style-name="Standard">
      <style:text-properties fo:font-size="16pt" fo:font-weight="normal" officeooo:rsid="00ba0fd7" officeooo:paragraph-rsid="00ba0fd7" style:font-weight-asian="normal" style:font-weight-complex="normal"/>
    </style:style>
    <style:style style:name="P33" style:family="paragraph" style:parent-style-name="Standard" style:list-style-name="L1">
      <style:text-properties officeooo:rsid="004d59a1" officeooo:paragraph-rsid="004d59a1"/>
    </style:style>
    <style:style style:name="P34" style:family="paragraph" style:parent-style-name="Standard" style:list-style-name="L2">
      <style:text-properties officeooo:rsid="004f10a0" officeooo:paragraph-rsid="004f10a0"/>
    </style:style>
    <style:style style:name="P35" style:family="paragraph" style:parent-style-name="Standard" style:list-style-name="L2">
      <style:text-properties officeooo:rsid="004f274f" officeooo:paragraph-rsid="004f274f"/>
    </style:style>
    <style:style style:name="P36" style:family="paragraph" style:parent-style-name="Standard" style:list-style-name="L2">
      <style:text-properties officeooo:rsid="004f5541" officeooo:paragraph-rsid="004f5541"/>
    </style:style>
    <style:style style:name="P37" style:family="paragraph" style:parent-style-name="Standard" style:list-style-name="L2">
      <style:text-properties officeooo:rsid="0082cbe3" officeooo:paragraph-rsid="0082cbe3"/>
    </style:style>
    <style:style style:name="P38" style:family="paragraph" style:parent-style-name="Standard" style:list-style-name="L2">
      <style:text-properties officeooo:rsid="0083fb6b" officeooo:paragraph-rsid="0083fb6b"/>
    </style:style>
    <style:style style:name="P39" style:family="paragraph" style:parent-style-name="Standard" style:list-style-name="L3">
      <style:text-properties officeooo:rsid="004f97a9" officeooo:paragraph-rsid="004f97a9"/>
    </style:style>
    <style:style style:name="P40" style:family="paragraph" style:parent-style-name="Standard" style:list-style-name="L3">
      <style:text-properties officeooo:rsid="005008ed" officeooo:paragraph-rsid="005008ed"/>
    </style:style>
    <style:style style:name="P41" style:family="paragraph" style:parent-style-name="Standard" style:list-style-name="L3">
      <style:text-properties officeooo:rsid="00515089" officeooo:paragraph-rsid="00515089"/>
    </style:style>
    <style:style style:name="P42" style:family="paragraph" style:parent-style-name="Standard" style:list-style-name="L3">
      <style:text-properties officeooo:rsid="00516940" officeooo:paragraph-rsid="00516940"/>
    </style:style>
    <style:style style:name="P43" style:family="paragraph" style:parent-style-name="Standard" style:list-style-name="L3">
      <style:text-properties fo:font-weight="normal" officeooo:rsid="008ebcaf" officeooo:paragraph-rsid="008ebcaf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90e2bb" officeooo:paragraph-rsid="0090e2bb" style:font-weight-asian="normal" style:font-weight-complex="normal"/>
    </style:style>
    <style:style style:name="P45" style:family="paragraph" style:parent-style-name="Standard" style:list-style-name="L10">
      <style:text-properties fo:font-weight="normal" officeooo:rsid="00b6f02f" officeooo:paragraph-rsid="00b6f02f" style:font-weight-asian="normal" style:font-weight-complex="normal"/>
    </style:style>
    <style:style style:name="P46" style:family="paragraph" style:parent-style-name="Standard" style:list-style-name="L12">
      <style:text-properties fo:font-weight="normal" officeooo:rsid="00be9efa" officeooo:paragraph-rsid="00d9d1e9" style:font-weight-asian="normal" style:font-weight-complex="normal"/>
    </style:style>
    <style:style style:name="P47" style:family="paragraph" style:parent-style-name="Standard" style:list-style-name="L12">
      <style:text-properties fo:font-weight="normal" officeooo:rsid="00be9efa" officeooo:paragraph-rsid="00be9efa" style:font-weight-asian="normal" style:font-weight-complex="normal"/>
    </style:style>
    <style:style style:name="P48" style:family="paragraph" style:parent-style-name="Standard" style:list-style-name="L13">
      <style:text-properties fo:font-weight="normal" officeooo:rsid="00d7a18c" officeooo:paragraph-rsid="00d7a18c" style:font-weight-asian="normal" style:font-weight-complex="normal"/>
    </style:style>
    <style:style style:name="P49" style:family="paragraph" style:parent-style-name="Standard" style:list-style-name="L14">
      <style:text-properties fo:font-weight="normal" officeooo:rsid="00c3d10a" officeooo:paragraph-rsid="00c6e1fc" style:font-weight-asian="normal" style:font-weight-complex="normal"/>
    </style:style>
    <style:style style:name="P50" style:family="paragraph" style:parent-style-name="Standard" style:list-style-name="L14">
      <style:text-properties fo:font-weight="normal" officeooo:rsid="00c987f8" officeooo:paragraph-rsid="00c987f8" style:font-weight-asian="normal" style:font-weight-complex="normal"/>
    </style:style>
    <style:style style:name="P51" style:family="paragraph" style:parent-style-name="Standard" style:list-style-name="L15">
      <style:text-properties fo:font-weight="normal" officeooo:rsid="00cdfd0a" officeooo:paragraph-rsid="00cdfd0a" style:font-weight-asian="normal" style:font-weight-complex="normal"/>
    </style:style>
    <style:style style:name="P52" style:family="paragraph" style:parent-style-name="Standard" style:list-style-name="L4">
      <style:text-properties officeooo:rsid="0060681f" officeooo:paragraph-rsid="0075ec80"/>
    </style:style>
    <style:style style:name="P53" style:family="paragraph" style:parent-style-name="Standard" style:list-style-name="L7">
      <style:text-properties officeooo:rsid="0060681f" officeooo:paragraph-rsid="00995694"/>
    </style:style>
    <style:style style:name="P54" style:family="paragraph" style:parent-style-name="Standard" style:list-style-name="L5">
      <style:text-properties officeooo:rsid="0040f1aa" officeooo:paragraph-rsid="007a824f"/>
    </style:style>
    <style:style style:name="P55" style:family="paragraph" style:parent-style-name="Standard" style:list-style-name="L6">
      <style:text-properties officeooo:rsid="00678f5c" officeooo:paragraph-rsid="0097f6e8"/>
    </style:style>
    <style:style style:name="P56" style:family="paragraph" style:parent-style-name="Standard" style:list-style-name="L7">
      <style:text-properties officeooo:paragraph-rsid="00995694"/>
    </style:style>
    <style:style style:name="P57" style:family="paragraph" style:parent-style-name="Standard" style:list-style-name="L8">
      <style:text-properties officeooo:rsid="00a8bcf3" officeooo:paragraph-rsid="00a8bcf3"/>
    </style:style>
    <style:style style:name="P58" style:family="paragraph" style:parent-style-name="Standard" style:list-style-name="L9">
      <style:text-properties officeooo:rsid="00abbd84" officeooo:paragraph-rsid="00abbd84"/>
    </style:style>
    <style:style style:name="P59" style:family="paragraph" style:parent-style-name="Standard" style:list-style-name="L10">
      <style:text-properties officeooo:rsid="00b0e321" officeooo:paragraph-rsid="00b0e321"/>
    </style:style>
    <style:style style:name="P60" style:family="paragraph" style:parent-style-name="Standard" style:list-style-name="L10">
      <style:text-properties officeooo:rsid="00b41d8b" officeooo:paragraph-rsid="00b41d8b"/>
    </style:style>
    <style:style style:name="P61" style:family="paragraph" style:parent-style-name="Standard">
      <style:text-properties style:text-line-through-style="none" style:text-line-through-type="none" fo:font-weight="normal" officeooo:rsid="00c00c44" officeooo:paragraph-rsid="00c00c44" style:font-weight-asian="normal" style:font-weight-complex="normal"/>
    </style:style>
    <style:style style:name="P62" style:family="paragraph" style:parent-style-name="Standard" style:list-style-name="L11">
      <style:text-properties style:text-line-through-style="none" style:text-line-through-type="none" fo:font-weight="normal" officeooo:rsid="00c3d10a" officeooo:paragraph-rsid="00c3d10a" style:font-weight-asian="normal" style:font-weight-complex="normal"/>
    </style:style>
    <style:style style:name="T1" style:family="text">
      <style:text-properties officeooo:rsid="00322707"/>
    </style:style>
    <style:style style:name="T2" style:family="text">
      <style:text-properties officeooo:rsid="0041b405"/>
    </style:style>
    <style:style style:name="T3" style:family="text">
      <style:text-properties officeooo:rsid="00499e2a"/>
    </style:style>
    <style:style style:name="T4" style:family="text">
      <style:text-properties officeooo:rsid="004b72b5"/>
    </style:style>
    <style:style style:name="T5" style:family="text">
      <style:text-properties officeooo:rsid="0051694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833e8" style:font-weight-asian="bold" style:font-weight-complex="bold"/>
    </style:style>
    <style:style style:name="T8" style:family="text">
      <style:text-properties fo:font-weight="bold" officeooo:rsid="007a824f" style:font-weight-asian="bold" style:font-weight-complex="bold"/>
    </style:style>
    <style:style style:name="T9" style:family="text">
      <style:text-properties fo:font-weight="bold" officeooo:rsid="00960aac" style:font-weight-asian="bold" style:font-weight-complex="bold"/>
    </style:style>
    <style:style style:name="T10" style:family="text">
      <style:text-properties fo:font-weight="bold" officeooo:rsid="00b4878a" style:font-weight-asian="bold" style:font-weight-complex="bold"/>
    </style:style>
    <style:style style:name="T11" style:family="text">
      <style:text-properties fo:font-weight="bold" officeooo:rsid="00b7b71a" style:font-weight-asian="bold" style:font-weight-complex="bold"/>
    </style:style>
    <style:style style:name="T12" style:family="text">
      <style:text-properties officeooo:rsid="00655bec"/>
    </style:style>
    <style:style style:name="T13" style:family="text">
      <style:text-properties officeooo:rsid="00678f5c"/>
    </style:style>
    <style:style style:name="T14" style:family="text">
      <style:text-properties officeooo:rsid="0075178d"/>
    </style:style>
    <style:style style:name="T15" style:family="text">
      <style:text-properties officeooo:rsid="0078ccfb"/>
    </style:style>
    <style:style style:name="T16" style:family="text">
      <style:text-properties officeooo:rsid="007b0a39"/>
    </style:style>
    <style:style style:name="T17" style:family="text">
      <style:text-properties officeooo:rsid="007e1f35"/>
    </style:style>
    <style:style style:name="T18" style:family="text">
      <style:text-properties officeooo:rsid="0080a167"/>
    </style:style>
    <style:style style:name="T19" style:family="text">
      <style:text-properties officeooo:rsid="0082e2bd"/>
    </style:style>
    <style:style style:name="T20" style:family="text">
      <style:text-properties officeooo:rsid="008c76eb"/>
    </style:style>
    <style:style style:name="T21" style:family="text">
      <style:text-properties fo:font-weight="normal" officeooo:rsid="0047475c" style:font-weight-asian="normal" style:font-weight-complex="normal"/>
    </style:style>
    <style:style style:name="T22" style:family="text">
      <style:text-properties fo:font-weight="normal" officeooo:rsid="007a824f" style:font-weight-asian="normal" style:font-weight-complex="normal"/>
    </style:style>
    <style:style style:name="T23" style:family="text">
      <style:text-properties officeooo:rsid="00a7fa53"/>
    </style:style>
    <style:style style:name="T24" style:family="text">
      <style:text-properties officeooo:rsid="00a88f8f"/>
    </style:style>
    <style:style style:name="T25" style:family="text">
      <style:text-properties officeooo:rsid="00aa2138"/>
    </style:style>
    <style:style style:name="T26" style:family="text">
      <style:text-properties officeooo:rsid="00b4878a"/>
    </style:style>
    <style:style style:name="T27" style:family="text">
      <style:text-properties officeooo:rsid="00b7b71a"/>
    </style:style>
    <style:style style:name="T28" style:family="text">
      <style:text-properties officeooo:rsid="00bb5f26"/>
    </style:style>
    <style:style style:name="T29" style:family="text">
      <style:text-properties officeooo:rsid="00c28f2e"/>
    </style:style>
    <style:style style:name="T30" style:family="text">
      <style:text-properties officeooo:rsid="00c3a298"/>
    </style:style>
    <style:style style:name="T31" style:family="text">
      <style:text-properties officeooo:rsid="00c3d10a"/>
    </style:style>
    <style:style style:name="T32" style:family="text">
      <style:text-properties officeooo:rsid="00cb2305"/>
    </style:style>
    <style:style style:name="T33" style:family="text">
      <style:text-properties officeooo:rsid="00ccac88"/>
    </style:style>
    <style:style style:name="T34" style:family="text">
      <style:text-properties officeooo:rsid="00d57304"/>
    </style:style>
    <style:style style:name="T35" style:family="text">
      <style:text-properties officeooo:rsid="00d98392"/>
    </style:style>
    <style:style style:name="T36" style:family="text">
      <style:text-properties officeooo:rsid="00d9d1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06cm" fo:text-indent="-0.635cm" fo:margin-left="5.0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41cm" fo:text-indent="-0.635cm" fo:margin-left="5.6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76cm" fo:text-indent="-0.635cm" fo:margin-left="6.2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11cm" fo:text-indent="-0.635cm" fo:margin-left="6.9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46cm" fo:text-indent="-0.635cm" fo:margin-left="7.5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81cm" fo:text-indent="-0.635cm" fo:margin-left="8.1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16cm" fo:text-indent="-0.635cm" fo:margin-left="8.8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51cm" fo:text-indent="-0.635cm" fo:margin-left="9.4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086cm" fo:text-indent="-0.635cm" fo:margin-left="10.0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21cm" fo:text-indent="-0.635cm" fo:margin-left="10.72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42cm" fo:text-indent="-0.635cm" fo:margin-left="8.7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377cm" fo:text-indent="-0.635cm" fo:margin-left="9.3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12cm" fo:text-indent="-0.635cm" fo:margin-left="10.0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47cm" fo:text-indent="-0.635cm" fo:margin-left="10.6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282cm" fo:text-indent="-0.635cm" fo:margin-left="11.2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17cm" fo:text-indent="-0.635cm" fo:margin-left="11.9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52cm" fo:text-indent="-0.635cm" fo:margin-left="12.5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187cm" fo:text-indent="-0.635cm" fo:margin-left="13.1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22cm" fo:text-indent="-0.635cm" fo:margin-left="13.8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57cm" fo:text-indent="-0.635cm" fo:margin-left="14.45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42cm" fo:text-indent="-0.635cm" fo:margin-left="8.7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377cm" fo:text-indent="-0.635cm" fo:margin-left="9.3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12cm" fo:text-indent="-0.635cm" fo:margin-left="10.0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47cm" fo:text-indent="-0.635cm" fo:margin-left="10.6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282cm" fo:text-indent="-0.635cm" fo:margin-left="11.2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17cm" fo:text-indent="-0.635cm" fo:margin-left="11.9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52cm" fo:text-indent="-0.635cm" fo:margin-left="12.5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187cm" fo:text-indent="-0.635cm" fo:margin-left="13.1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22cm" fo:text-indent="-0.635cm" fo:margin-left="13.8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57cm" fo:text-indent="-0.635cm" fo:margin-left="14.45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497cm" fo:text-indent="-0.635cm" fo:margin-left="7.4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32cm" fo:text-indent="-0.635cm" fo:margin-left="8.1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67cm" fo:text-indent="-0.635cm" fo:margin-left="8.7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02cm" fo:text-indent="-0.635cm" fo:margin-left="9.4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37cm" fo:text-indent="-0.635cm" fo:margin-left="10.0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72cm" fo:text-indent="-0.635cm" fo:margin-left="10.6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07cm" fo:text-indent="-0.635cm" fo:margin-left="11.3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42cm" fo:text-indent="-0.635cm" fo:margin-left="11.9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577cm" fo:text-indent="-0.635cm" fo:margin-left="12.5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12cm" fo:text-indent="-0.635cm" fo:margin-left="13.21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497cm" fo:text-indent="-0.635cm" fo:margin-left="7.4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32cm" fo:text-indent="-0.635cm" fo:margin-left="8.1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67cm" fo:text-indent="-0.635cm" fo:margin-left="8.7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02cm" fo:text-indent="-0.635cm" fo:margin-left="9.4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37cm" fo:text-indent="-0.635cm" fo:margin-left="10.0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72cm" fo:text-indent="-0.635cm" fo:margin-left="10.6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07cm" fo:text-indent="-0.635cm" fo:margin-left="11.3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42cm" fo:text-indent="-0.635cm" fo:margin-left="11.9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577cm" fo:text-indent="-0.635cm" fo:margin-left="12.5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12cm" fo:text-indent="-0.635cm" fo:margin-left="13.21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56cm" fo:text-indent="-0.635cm" fo:margin-left="8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791cm" fo:text-indent="-0.635cm" fo:margin-left="8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26cm" fo:text-indent="-0.635cm" fo:margin-left="9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61cm" fo:text-indent="-0.635cm" fo:margin-left="10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696cm" fo:text-indent="-0.635cm" fo:margin-left="10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31cm" fo:text-indent="-0.635cm" fo:margin-left="11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66cm" fo:text-indent="-0.635cm" fo:margin-left="11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56cm" fo:text-indent="-0.635cm" fo:margin-left="8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791cm" fo:text-indent="-0.635cm" fo:margin-left="8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26cm" fo:text-indent="-0.635cm" fo:margin-left="9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61cm" fo:text-indent="-0.635cm" fo:margin-left="10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696cm" fo:text-indent="-0.635cm" fo:margin-left="10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31cm" fo:text-indent="-0.635cm" fo:margin-left="11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66cm" fo:text-indent="-0.635cm" fo:margin-left="11.96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42cm" fo:text-indent="-0.635cm" fo:margin-left="8.7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377cm" fo:text-indent="-0.635cm" fo:margin-left="9.3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12cm" fo:text-indent="-0.635cm" fo:margin-left="10.0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47cm" fo:text-indent="-0.635cm" fo:margin-left="10.6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282cm" fo:text-indent="-0.635cm" fo:margin-left="11.2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17cm" fo:text-indent="-0.635cm" fo:margin-left="11.9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52cm" fo:text-indent="-0.635cm" fo:margin-left="12.5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187cm" fo:text-indent="-0.635cm" fo:margin-left="13.1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22cm" fo:text-indent="-0.635cm" fo:margin-left="13.8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57cm" fo:text-indent="-0.635cm" fo:margin-left="14.457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56cm" fo:text-indent="-0.635cm" fo:margin-left="8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791cm" fo:text-indent="-0.635cm" fo:margin-left="8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26cm" fo:text-indent="-0.635cm" fo:margin-left="9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61cm" fo:text-indent="-0.635cm" fo:margin-left="10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696cm" fo:text-indent="-0.635cm" fo:margin-left="10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31cm" fo:text-indent="-0.635cm" fo:margin-left="11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66cm" fo:text-indent="-0.635cm" fo:margin-left="11.96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skylinerw/guides/blob/master/java/advancements.md" text:style-name="Internet_20_link" text:visited-style-name="Visited_20_Internet_20_Link">https://github.com/skylinerw/guides/blob/master/java/advancements.md</text:a> </text:p>
      <text:p text:style-name="Standard"><text:a xlink:type="simple" xlink:href="https://github.com/skylinerw/guides/blob/master/java/advancements/triggers.md" text:style-name="Internet_20_link" text:visited-style-name="Visited_20_Internet_20_Link">https://github.com/skylinerw/guides/blob/master/java/advancements/triggers.md</text:a> </text:p>
      <text:p text:style-name="Standard"/>
      <text:p text:style-name="P12">Advancements Tree:</text:p>
      <text:p text:style-name="P1"/>
      <text:p text:style-name="P31">Beginning</text:p>
      <text:p text:style-name="P1"/>
      <text:p text:style-name="P2">1.<text:span text:style-name="T3">Collect wood</text:span><text:tab/></text:p>
      <text:p text:style-name="P2"><text:tab/><text:span text:style-name="T4">Trigger:</text:span></text:p>
      <text:list xml:id="list2104374496" text:style-name="L1">
        <text:list-item>
          <text:p text:style-name="P33">Have wood</text:p>
        </text:list-item>
      </text:list>
      <text:p text:style-name="P2"/>
      <text:p text:style-name="P2"><text:tab/><text:span text:style-name="T1">2.Hopping Bonsai Trees</text:span></text:p>
      <text:p text:style-name="P3"><text:tab/><text:tab/><text:span text:style-name="T4">Trigger:</text:span></text:p>
      <text:list xml:id="list734943215" text:style-name="L2">
        <text:list-item>
          <text:p text:style-name="P34">Have diamond_axe</text:p>
        </text:list-item>
        <text:list-item>
          <text:p text:style-name="P35">Have hopper</text:p>
        </text:list-item>
        <text:list-item>
          <text:p text:style-name="P36">Have item frame</text:p>
        </text:list-item>
        <text:list-item>
          <text:p text:style-name="P37">Have <text:span text:style-name="T19">pots</text:span></text:p>
        </text:list-item>
        <text:list-item>
          <text:p text:style-name="P38">Have sapling</text:p>
        </text:list-item>
      </text:list>
      <text:p text:style-name="P4"><text:tab/><text:tab/><text:span text:style-name="T16">Description:</text:span></text:p>
      <text:p text:style-name="P4"><text:tab/><text:tab/><text:tab/><text:span text:style-name="T17">Auto Farm wood</text:span></text:p>
      <text:p text:style-name="P4"><text:tab/><text:tab/><text:tab/><text:span text:style-name="T18">A item frame containg diamond axe on a hopper with a pots over containing a <text:tab/><text:tab/><text:tab/>sapling</text:span></text:p>
      <text:p text:style-name="P4"/>
      <text:p text:style-name="P11"><text:tab/><text:tab/>3. Altar Soul Shard</text:p>
      <text:p text:style-name="P7"><text:tab/><text:tab/><text:tab/><text:span text:style-name="T4">Trigger:</text:span></text:p>
      <text:list xml:id="list2567083390" text:style-name="L3">
        <text:list-item>
          <text:p text:style-name="P39">Have Red Nether Bricks</text:p>
        </text:list-item>
        <text:list-item>
          <text:p text:style-name="P40">Have Cauldron</text:p>
        </text:list-item>
        <text:list-item>
          <text:p text:style-name="P41">Have Glowstone block</text:p>
        </text:list-item>
      </text:list>
      <text:p text:style-name="P13"><text:tab/><text:tab/><text:tab/><text:span text:style-name="T12">Rewards:</text:span></text:p>
      <text:list xml:id="list181660440056408" text:continue-numbering="true" text:style-name="L3">
        <text:list-item>
          <text:p text:style-name="P42">Unlock Advancement Tree <text:span text:style-name="T6">SoulShard</text:span></text:p>
        </text:list-item>
        <text:list-item>
          <text:p text:style-name="P43">Give <text:span text:style-name="T6">Soul Shard Book</text:span></text:p>
        </text:list-item>
      </text:list>
      <text:p text:style-name="P9"><text:tab/><text:tab/><text:tab/></text:p>
      <text:p text:style-name="P9"><text:tab/><text:tab/><text:tab/><text:span text:style-name="T2">4. Enderman Spawner <text:s/></text:span></text:p>
      <text:p text:style-name="P14"><text:tab/><text:tab/><text:tab/><text:tab/>4.1 Beginning tekPack</text:p>
      <text:p text:style-name="P9"><text:tab/><text:tab/><text:tab/><text:tab/><text:tab/><text:span text:style-name="T14">Trigger:</text:span><text:tab/><text:tab/><text:tab/></text:p>
      <text:list xml:id="list2175737799" text:style-name="L4">
        <text:list-item>
          <text:p text:style-name="P52">Craft <text:span text:style-name="T20">tekPack Crafting Table</text:span></text:p>
        </text:list-item>
      </text:list>
      <text:p text:style-name="P9"><text:tab/><text:tab/><text:tab/><text:tab/><text:tab/><text:span text:style-name="T15">Rewards:</text:span></text:p>
      <text:list xml:id="list1887938115" text:style-name="L5">
        <text:list-item>
          <text:p text:style-name="P54"><text:span text:style-name="T5">Unlock Advancement Tree </text:span><text:span text:style-name="T8">tekPack</text:span></text:p>
        </text:list-item>
        <text:list-item>
          <text:p text:style-name="P44">Give <text:span text:style-name="T6">tekPack Book</text:span></text:p>
        </text:list-item>
      </text:list>
      <text:p text:style-name="P15"/>
      <text:p text:style-name="P10"><text:span text:style-name="T8"><text:tab/><text:tab/><text:tab/></text:span><text:span text:style-name="T9">5.</text:span><text:span text:style-name="T21">Beginning Tinkery</text:span></text:p>
      <text:p text:style-name="P8"><text:tab/><text:tab/><text:tab/><text:tab/><text:tab/><text:span text:style-name="T13">Trigger:</text:span></text:p>
      <text:list xml:id="list2230546535" text:style-name="L6">
        <text:list-item>
          <text:p text:style-name="P55">Craft Lapis Crafting Table</text:p>
        </text:list-item>
      </text:list>
      <text:p text:style-name="P20"><text:tab/><text:tab/><text:tab/><text:tab/><text:tab/><text:span text:style-name="T12">Rewards:</text:span></text:p>
      <text:list xml:id="list3700392965" text:style-name="L7">
        <text:list-item>
          <text:p text:style-name="P53"><text:span text:style-name="T12">Unlock Advancement Tree </text:span><text:span text:style-name="T7">Tinkery</text:span></text:p>
        </text:list-item>
        <text:list-item>
          <text:p text:style-name="P56"><text:span text:style-name="T22">Give</text:span><text:span text:style-name="T8"> Tinkery Book</text:span></text:p>
        </text:list-item>
      </text:list>
      <text:p text:style-name="P15"/>
      <text:p text:style-name="P22"><text:tab/><text:tab/><text:tab/>6. Wither Skeleton Spawner</text:p>
      <text:p text:style-name="P6"><text:tab/><text:tab/><text:tab/><text:tab/><text:span text:style-name="T24">Trigger:</text:span></text:p>
      <text:list xml:id="list2793711767" text:style-name="L8">
        <text:list-item>
          <text:p text:style-name="P57">Enderman Soul</text:p>
        </text:list-item>
      </text:list>
      <text:p text:style-name="P21"><text:tab/><text:tab/><text:tab/><text:tab/><text:span text:style-name="T25">Rewards:</text:span></text:p>
      <text:list xml:id="list1939518344" text:style-name="L9">
        <text:list-item>
          <text:p text:style-name="P58">Unlock Advancement <text:span text:style-name="T6">Begginning Automated Quarries</text:span></text:p>
        </text:list-item>
      </text:list>
      <text:p text:style-name="P17"><text:soft-page-break/></text:p>
      <text:p text:style-name="P6"><text:tab/><text:tab/><text:tab/><text:tab/><text:tab/><text:tab/><text:span text:style-name="T23">6.1:Beginning Automated Quarries</text:span></text:p>
      <text:list xml:id="list1266130702" text:style-name="L10">
        <text:list-header>
          <text:p text:style-name="P59">Rewards:</text:p>
          <text:list>
            <text:list-item>
              <text:list>
                <text:list-item>
                  <text:list>
                    <text:list-item>
                      <text:p text:style-name="P60">Unlock <text:span text:style-name="T26">Advancement </text:span><text:span text:style-name="T10">Automated Quarries</text:span></text:p>
                    </text:list-item>
                    <text:list-item>
                      <text:p text:style-name="P45">Give <text:span text:style-name="T11">AutomatedQuarries Book</text:span></text:p>
                    </text:list-item>
                  </text:list>
                </text:list-item>
              </text:list>
            </text:list-item>
          </text:list>
        </text:list-header>
      </text:list>
      <text:p text:style-name="P18"><text:tab/><text:tab/><text:tab/><text:tab/></text:p>
      <text:p text:style-name="P32"><text:span text:style-name="T27">T</text:span>inkery</text:p>
      <text:p text:style-name="P23"/>
      <text:p text:style-name="P61">Craft <text:span text:style-name="T29">Modifier</text:span></text:p>
      <text:p text:style-name="P61"><text:tab/><text:span text:style-name="T30">Trigger:</text:span></text:p>
      <text:list xml:id="list116602936" text:style-name="L11">
        <text:list-item>
          <text:p text:style-name="P62">Have Modifier</text:p>
        </text:list-item>
      </text:list>
      <text:p text:style-name="P26">Craft <text:span text:style-name="T28">Blueprinter</text:span></text:p>
      <text:p text:style-name="P26"><text:tab/><text:span text:style-name="T28">Trigger.</text:span></text:p>
      <text:list xml:id="list2418097970" text:style-name="L12">
        <text:list-item>
          <text:p text:style-name="P46"><text:span text:style-name="T31">Have</text:span> <text:span text:style-name="T31">B</text:span>lueprint<text:span text:style-name="T36">er</text:span></text:p>
        </text:list-item>
      </text:list>
      <text:p text:style-name="P25">Craft <text:span text:style-name="T28">Blueprint</text:span></text:p>
      <text:p text:style-name="P25"><text:tab/><text:span text:style-name="T28">Trigger.</text:span></text:p>
      <text:list xml:id="list181659888072235" text:continue-numbering="true" text:style-name="L12">
        <text:list-item>
          <text:p text:style-name="P47"><text:span text:style-name="T31">Have</text:span> <text:span text:style-name="T31">B</text:span>lueprint</text:p>
        </text:list-item>
      </text:list>
      <text:p text:style-name="P30">Craft <text:span text:style-name="T35">Constructor</text:span></text:p>
      <text:p text:style-name="P30"><text:tab/><text:span text:style-name="T34">Trigger:</text:span></text:p>
      <text:list xml:id="list3857698890" text:style-name="L13">
        <text:list-item>
          <text:p text:style-name="P48">Have Constructor</text:p>
        </text:list-item>
      </text:list>
      <text:p text:style-name="P27"/>
      <text:p text:style-name="P27"/>
      <text:p text:style-name="P28">Craft Smeltry</text:p>
      <text:p text:style-name="P24"><text:tab/><text:span text:style-name="T30">Trigger:</text:span></text:p>
      <text:list xml:id="list3864261454" text:style-name="L14">
        <text:list-item>
          <text:p text:style-name="P49">Have Smeltry</text:p>
          <text:p text:style-name="P50">Craft Valve</text:p>
          <text:list>
            <text:list-header>
              <text:p text:style-name="P50">Trigger:</text:p>
              <text:list>
                <text:list-item>
                  <text:list>
                    <text:list-item>
                      <text:p text:style-name="P50">Have valve</text:p>
                    </text:list-item>
                  </text:list>
                </text:list-item>
              </text:list>
            </text:list-header>
          </text:list>
        </text:list-item>
      </text:list>
      <text:p text:style-name="P29"><text:tab/><text:tab/><text:tab/><text:tab/><text:span text:style-name="T32">Have cast</text:span></text:p>
      <text:p text:style-name="P29"><text:tab/><text:tab/><text:tab/><text:tab/><text:span text:style-name="T33">Trigger:</text:span></text:p>
      <text:list xml:id="list1552184541" text:style-name="L15">
        <text:list-item>
          <text:p text:style-name="P51">Have cast ingot</text:p>
          <text:p text:style-name="P51"/>
        </text:list-item>
      </text:list>
      <text:p text:style-name="P6"><text:tab/><text:tab/><text:tab/><text:tab/><text:tab/><text:tab/></text:p>
      <text:p text:style-name="P6"><text:tab/><text:tab/><text:tab/><text:tab/><text:tab/><text:tab/></text:p>
      <text:p text:style-name="P6"><text:tab/><text:tab/><text:tab/><text:tab/><text:tab/></text:p>
      <text:p text:style-name="P6"/>
      <text:p text:style-name="P6"><text:tab/><text:tab/><text:tab/><text:tab/><text:tab/></text:p>
      <text:p text:style-name="P6"><text:tab/><text:tab/><text:tab/><text:tab/></text:p>
      <text:p text:style-name="P6"/>
      <text:p text:style-name="P6"/>
      <text:p text:style-name="P6"/>
      <text:p text:style-name="P19"><text:tab/><text:tab/><text:tab/><text:tab/><text:tab/></text:p>
      <text:p text:style-name="P16"/>
      <text:p text:style-name="P16"><text:tab/><text:tab/><text:tab/></text:p>
      <text:p text:style-name="P5"><text:tab/><text:tab/></text:p>
      <text:p text:style-name="P5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text:tab/></text:p>
      <text:p text:style-name="P2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22M46S</meta:editing-duration>
    <meta:editing-cycles>184</meta:editing-cycles>
    <meta:generator>LibreOffice/6.2.1.2$Windows_X86_64 LibreOffice_project/7bcb35dc3024a62dea0caee87020152d1ee96e71</meta:generator>
    <dc:date>2019-09-20T18:16:58.642000000</dc:date>
    <dc:creator>Antoine Leresche</dc:creator>
    <meta:document-statistic meta:table-count="0" meta:image-count="0" meta:object-count="0" meta:page-count="3" meta:paragraph-count="82" meta:word-count="195" meta:character-count="1419" meta:non-whitespace-character-count="1189"/>
    <meta:user-defined meta:name="Info 1"/>
    <meta:user-defined meta:name="Info 2"/>
    <meta:user-defined meta:name="Info 3"/>
    <meta:user-defined meta:name="Info 4"/>
  </office:meta>
</office:document-meta>
</file>